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48a0" officeooo:paragraph-rsid="001c48a0"/>
    </style:style>
    <style:style style:name="P2" style:family="paragraph" style:parent-style-name="Standard">
      <style:text-properties officeooo:rsid="001de7f2" officeooo:paragraph-rsid="001de7f2"/>
    </style:style>
    <style:style style:name="P3" style:family="paragraph" style:parent-style-name="Standard">
      <style:text-properties officeooo:rsid="001de7f2" officeooo:paragraph-rsid="001fdf62"/>
    </style:style>
    <style:style style:name="P4" style:family="paragraph" style:parent-style-name="Standard">
      <style:text-properties officeooo:rsid="0021ac36" officeooo:paragraph-rsid="0021ac36"/>
    </style:style>
    <style:style style:name="P5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#282c34"/>
    </style:style>
    <style:style style:name="P6" style:family="paragraph" style:parent-style-name="Standard">
      <style:text-properties fo:color="#abb2bf" style:font-name="Droid Sans Mono" fo:font-size="10.5pt" fo:font-weight="normal" officeooo:rsid="0021ac36" officeooo:paragraph-rsid="0021ac36" fo:background-color="#282c34"/>
    </style:style>
    <style:style style:name="P7" style:family="paragraph" style:parent-style-name="Standard">
      <style:text-properties officeooo:rsid="0022431d" officeooo:paragraph-rsid="0022431d"/>
    </style:style>
    <style:style style:name="P8" style:family="paragraph" style:parent-style-name="Standard">
      <style:text-properties officeooo:rsid="0023b72c" officeooo:paragraph-rsid="0023b72c"/>
    </style:style>
    <style:style style:name="P9" style:family="paragraph" style:parent-style-name="Standard">
      <style:text-properties officeooo:rsid="001db052" officeooo:paragraph-rsid="0027520d"/>
    </style:style>
    <style:style style:name="P10" style:family="paragraph" style:parent-style-name="Standard">
      <style:text-properties officeooo:rsid="001de7f2" officeooo:paragraph-rsid="001de7f2"/>
    </style:style>
    <style:style style:name="P11" style:family="paragraph" style:parent-style-name="Standard">
      <style:text-properties officeooo:rsid="0023b72c" officeooo:paragraph-rsid="0022431d"/>
    </style:style>
    <style:style style:name="T1" style:family="text">
      <style:text-properties officeooo:rsid="001fdf62"/>
    </style:style>
    <style:style style:name="T2" style:family="text">
      <style:text-properties fo:color="#e06c75"/>
    </style:style>
    <style:style style:name="T3" style:family="text">
      <style:text-properties fo:color="#98c379"/>
    </style:style>
    <style:style style:name="T4" style:family="text">
      <style:text-properties officeooo:rsid="002529bf"/>
    </style:style>
    <style:style style:name="T5" style:family="text">
      <style:text-properties officeooo:rsid="002d5f08"/>
    </style:style>
    <style:style style:name="T6" style:family="text">
      <style:text-properties officeooo:rsid="00275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ybrane technologie DevOps zajęcia <text:span text:style-name="T6">6</text:span> <text:span text:style-name="T6">26</text:span>.04.2020</text:p>
      <text:p text:style-name="Standard"/>
      <text:p text:style-name="P1">RDBMS – baza persystentna</text:p>
      <text:p text:style-name="P1"/>
      <text:p text:style-name="P2">&gt; sudo docker run –rm name my-postgres -e POSTGRES_PASSWORD=123qaz123qaz ---network my-demo-app postgres</text:p>
      <text:p text:style-name="P2"/>
      <text:p text:style-name="P2">tu się musi tak nazywać zmienna środowiskowa od hasła postgresa: <text:s/>POSTGRES_PASSWORD</text:p>
      <text:p text:style-name="P2">w keys.js może się nazywać inaczej</text:p>
      <text:p text:style-name="P2"/>
      <text:p text:style-name="P2"/>
      <text:p text:style-name="P2">zmienne środowiskowe wielkimi literami na mocy konwencji</text:p>
      <text:p text:style-name="P2"/>
      <text:p text:style-name="P4">docker-compose.yml</text:p>
      <text:p text:style-name="P4"/>
      <text:p text:style-name="P6"><text:span text:style-name="T2">volumes</text:span>:</text:p>
      <text:p text:style-name="P5">- <text:span text:style-name="T3">/opt/app/node_modules</text:span></text:p>
      <text:p text:style-name="P5">- <text:span text:style-name="T3">./backend:/opt/app</text:span></text:p>
      <text:p text:style-name="P4"/>
      <text:p text:style-name="P4">ma brać docker node_modules od siebie, a z hosta resztę ./backend</text:p>
      <text:p text:style-name="P4"/>
      <text:p text:style-name="P4"/>
      <text:p text:style-name="P7">&gt;sudo docker-compose up –buil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8:38:57.141071740</meta:creation-date>
    <dc:date>2020-06-21T02:39:45.508832212</dc:date>
    <meta:editing-duration>P1DT1H34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7" meta:character-count="513" meta:non-whitespace-character-count="457"/>
  </office:meta>
</office:document-meta>
</file>